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ymbol" svg:font-family="Symbo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dash" draw:stroke-dash="DashDot" svg:stroke-width="0.02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dash" draw:stroke-dash="Fine_20_Dashed" svg:stroke-width="0.03cm" svg:stroke-color="#000000" draw:marker-start-width="0.35cm" draw:marker-start-center="false" draw:marker-end-width="0.35cm" draw:marker-end-center="false" draw:fill="solid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none" svg:stroke-width="0cm" svg:stroke-color="#000000" draw:marker-start="Arrow" draw:marker-start-width="0.2cm" draw:marker-start-center="false" draw:marker-end="Arrow" draw:marker-end-width="0.2cm" draw:marker-end-center="false" draw:fill="gradient" draw:fill-color="#cccccc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02cm" svg:stroke-color="#000000" draw:marker-start-width="0.33cm" draw:marker-start-center="false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04cm" svg:stroke-color="#000000" draw:marker-start-width="0.37cm" draw:marker-start-center="false" draw:marker-end-width="0.37cm" draw:marker-end-center="false" draw:fill="solid" draw:fill-color="#ffff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draw:stroke-dash="Dashed_20__28_var_29__20_1" svg:stroke-width="0.1cm" svg:stroke-color="#666666" draw:marker-start-width="0.38cm" draw:marker-start-center="true" draw:marker-end-width="0.38cm" draw:marker-end-center="true" draw:fill="solid" draw:fill-color="#d3d3d3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none" svg:stroke-width="0cm" svg:stroke-color="#000000" draw:marker-start="Arrow" draw:marker-start-width="0.2cm" draw:marker-start-center="false" draw:marker-end="Arrow" draw:marker-end-width="0.2cm" draw:marker-end-center="false" draw:fill="gradient" draw:fill-color="#cccccc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02cm" svg:stroke-color="#000000" draw:marker-start-width="0.33cm" draw:marker-start-center="false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.04cm" svg:stroke-color="#000000" draw:marker-start-width="0.37cm" draw:marker-start-center="false" draw:marker-end-width="0.37cm" draw:marker-end-center="false" draw:fill="solid" draw:fill-color="#ffff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draw:stroke-dash="Dashed_20__28_var_29__20_1" svg:stroke-width="0.1cm" svg:stroke-color="#666666" draw:marker-start-width="0.38cm" draw:marker-start-center="true" draw:marker-end-width="0.38cm" draw:marker-end-center="true" draw:fill="solid" draw:fill-color="#d3d3d3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draw:stroke-dash="Dashed_20__28_var_29__20_1" svg:stroke-width="0.1cm" svg:stroke-color="#666666" draw:marker-start-width="0.38cm" draw:marker-start-center="true" draw:marker-end-width="0.38cm" draw:marker-end-center="true" draw:fill="solid" draw:fill-color="#d3d3d3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draw:stroke-dash="Dashed_20__28_var_29__20_1" svg:stroke-width="0.06cm" svg:stroke-color="#666666" draw:marker-start-width="0.41cm" draw:marker-start-center="false" draw:marker-end-width="0.41cm" draw:marker-end-center="false" draw:fill="solid" draw:fill-color="#99ccff" draw:opacity="100%" draw:textarea-horizontal-align="center" draw:textarea-vertical-align="middle" fo:padding-top="0.155cm" fo:padding-bottom="0.155cm" fo:padding-left="0.28cm" fo:padding-right="0.28cm" draw:shadow="hidden" draw:shadow-offset-x="0.3cm" draw:shadow-offset-y="0.3cm" draw:shadow-color="#808080" draw:shadow-opacity="100%"/>
    </style:style>
    <style:style style:name="gr13" style:family="graphic" style:parent-style-name="standard" style:list-style-name="L2">
      <style:graphic-properties draw:stroke="solid" draw:stroke-dash="Dashed_20__28_var_29__20_1" svg:stroke-width="0.06cm" svg:stroke-color="#666666" draw:marker-start-width="0.41cm" draw:marker-start-center="false" draw:marker-end-width="0.41cm" draw:marker-end-center="false" draw:fill="solid" draw:fill-color="#99ccff" draw:opacity="100%" draw:textarea-horizontal-align="center" draw:textarea-vertical-align="middle" fo:padding-top="0.155cm" fo:padding-bottom="0.155cm" fo:padding-left="0.28cm" fo:padding-right="0.28cm" draw:shadow="hidden" draw:shadow-offset-x="0.3cm" draw:shadow-offset-y="0.3cm" draw:shadow-color="#808080" draw:shadow-opacity="100%"/>
    </style:style>
    <style:style style:name="gr14" style:family="graphic" style:parent-style-name="standard" style:list-style-name="L2">
      <style:graphic-properties draw:stroke="solid" draw:stroke-dash="Dashed_20__28_var_29__20_1" svg:stroke-width="0.04cm" svg:stroke-color="#666666" draw:marker-start-width="0.37cm" draw:marker-start-center="false" draw:marker-end-width="0.37cm" draw:marker-end-center="false" draw:fill="solid" draw:fill-color="#ffffff" draw:opacity="100%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draw:shadow-opacity="100%"/>
    </style:style>
    <style:style style:name="gr15" style:family="graphic" style:parent-style-name="standard" style:list-style-name="L2">
      <style:graphic-properties draw:stroke="solid" draw:stroke-dash="Dashed_20__28_var_29__20_11" svg:stroke-width="0.05cm" svg:stroke-color="#008000" draw:marker-start="Arrow_20_concave" draw:marker-start-width="0.27cm" draw:marker-start-center="false" draw:marker-end-width="0.27cm" draw:marker-end-center="false" draw:fill="solid" draw:fill-color="#99ccff" draw:textarea-horizontal-align="center" draw:textarea-vertical-align="middle" fo:padding-top="0.149cm" fo:padding-bottom="0.149cm" fo:padding-left="0.274cm" fo:padding-right="0.274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draw:stroke-dash="Dashed_20__28_var_29__20_11" svg:stroke-width="0.05cm" svg:stroke-color="#008000" draw:marker-start="Arrow_20_concave" draw:marker-start-width="0.27cm" draw:marker-start-center="false" draw:marker-end-width="0.27cm" draw:marker-end-center="false" draw:fill="solid" draw:fill-color="#99ccff" draw:textarea-horizontal-align="center" draw:textarea-vertical-align="middle" fo:padding-top="0.149cm" fo:padding-bottom="0.149cm" fo:padding-left="0.274cm" fo:padding-right="0.274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17cm" fo:min-width="0.256cm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17cm" fo:min-width="0.294cm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563cm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563cm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.02cm" svg:stroke-color="#696969" draw:marker-start="Arrowheads_20_2" draw:marker-start-width="0.23cm" draw:marker-start-center="false" draw:marker-end="Arrowheads_20_2" draw:marker-end-width="0.2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line-distance="0.263cm" draw:show-unit="true"/>
    </style:style>
    <style:style style:name="gr27" style:family="graphic" style:parent-style-name="standard" style:list-style-name="L2">
      <style:graphic-properties draw:stroke="solid" svg:stroke-width="0.02cm" svg:stroke-color="#696969" draw:marker-start="Arrowheads_20_2" draw:marker-start-width="0.23cm" draw:marker-start-center="false" draw:marker-end="Arrowheads_20_2" draw:marker-end-width="0.2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line-distance="0.263cm" draw:show-unit="true"/>
    </style:style>
    <style:style style:name="gr28" style:family="graphic" style:parent-style-name="standard">
      <style:graphic-properties svg:stroke-color="#666666" draw:fill-color="#666666" draw:textarea-horizontal-align="justify" draw:textarea-vertical-align="middle" draw:auto-grow-height="false" fo:min-height="0cm" fo:min-width="0cm"/>
    </style:style>
    <style:style style:name="gr29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dash" draw:stroke-dash="DashDot" svg:stroke-width="0.02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draw:stroke-dash="Dashed_20__28_var_29__20_1" svg:stroke-width="0.1cm" svg:stroke-color="#666666" draw:marker-start-width="0.38cm" draw:marker-start-center="true" draw:marker-end-width="0.38cm" draw:marker-end-center="true" draw:fill="solid" draw:fill-color="#d3d3d3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dash" draw:stroke-dash="Fine_20_Dashed" svg:stroke-width="0.03cm" svg:stroke-color="#000000" draw:marker-start-width="0.35cm" draw:marker-start-center="false" draw:marker-end-width="0.35cm" draw:marker-end-center="false" draw:fill="solid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none" svg:stroke-width="0cm" svg:stroke-color="#000000" draw:marker-start="Arrow" draw:marker-start-width="0.2cm" draw:marker-start-center="false" draw:marker-end="Arrow" draw:marker-end-width="0.2cm" draw:marker-end-center="false" draw:fill="gradient" draw:fill-color="#cccccc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.02cm" svg:stroke-color="#000000" draw:marker-start-width="0.33cm" draw:marker-start-center="false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svg:stroke-width="0.04cm" svg:stroke-color="#000000" draw:marker-start-width="0.37cm" draw:marker-start-center="false" draw:marker-end-width="0.37cm" draw:marker-end-center="false" draw:fill="solid" draw:fill-color="#ffff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draw:stroke-dash="Dashed_20__28_var_29__20_1" svg:stroke-width="0.1cm" svg:stroke-color="#666666" draw:marker-start-width="0.38cm" draw:marker-start-center="true" draw:marker-end-width="0.38cm" draw:marker-end-center="true" draw:fill="solid" draw:fill-color="#d3d3d3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draw:stroke-dash="Dashed_20__28_var_29__20_11" svg:stroke-width="0.05cm" svg:stroke-color="#008000" draw:marker-start="Arrow_20_concave" draw:marker-start-width="0.27cm" draw:marker-start-center="false" draw:marker-end-width="0.27cm" draw:marker-end-center="false" draw:fill="solid" draw:fill-color="#99ccff" draw:textarea-horizontal-align="center" draw:textarea-vertical-align="middle" fo:padding-top="0.149cm" fo:padding-bottom="0.149cm" fo:padding-left="0.274cm" fo:padding-right="0.274cm" draw:shadow="hidden" draw:shadow-offset-x="0.3cm" draw:shadow-offset-y="0.3cm" draw:shadow-color="#808080"/>
    </style:style>
    <style:style style:name="gr38" style:family="graphic" style:parent-style-name="standard" style:list-style-name="L2">
      <style:graphic-properties draw:stroke="solid" draw:stroke-dash="Dashed_20__28_var_29__20_11" svg:stroke-width="0.05cm" svg:stroke-color="#008000" draw:marker-start="Arrow_20_concave" draw:marker-start-width="0.27cm" draw:marker-start-center="false" draw:marker-end-width="0.27cm" draw:marker-end-center="false" draw:fill="solid" draw:fill-color="#99ccff" draw:textarea-horizontal-align="center" draw:textarea-vertical-align="middle" fo:padding-top="0.149cm" fo:padding-bottom="0.149cm" fo:padding-left="0.274cm" fo:padding-right="0.274cm" draw:shadow="hidden" draw:shadow-offset-x="0.3cm" draw:shadow-offset-y="0.3cm" draw:shadow-color="#808080"/>
    </style:style>
    <style:style style:name="gr39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17cm" fo:min-width="0.256cm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17cm" fo:min-width="0.294cm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563cm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563cm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solid" svg:stroke-width="0.02cm" svg:stroke-color="#696969" draw:marker-start="Arrowheads_20_2" draw:marker-start-width="0.23cm" draw:marker-start-center="false" draw:marker-end="Arrowheads_20_2" draw:marker-end-width="0.2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line-distance="0.263cm" draw:show-unit="true"/>
    </style:style>
    <style:style style:name="gr49" style:family="graphic" style:parent-style-name="standard" style:list-style-name="L2">
      <style:graphic-properties draw:stroke="solid" svg:stroke-width="0.02cm" svg:stroke-color="#696969" draw:marker-start="Arrowheads_20_2" draw:marker-start-width="0.23cm" draw:marker-start-center="false" draw:marker-end="Arrowheads_20_2" draw:marker-end-width="0.2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line-distance="0.263cm" draw:show-unit="true"/>
    </style:style>
    <style:style style:name="gr50" style:family="graphic" style:parent-style-name="standard" style:list-style-name="L2">
      <style:graphic-properties draw:stroke="solid" draw:stroke-dash="Dashed_20__28_var_29__20_1" svg:stroke-width="0.03cm" svg:stroke-color="#333333" draw:marker-start-width="0.35cm" draw:marker-start-center="false" draw:marker-end-width="0.35cm" draw:marker-end-center="false" draw:fill="gradient" draw:fill-color="#99ccff" draw:fill-gradient-name="Slide" draw:opacity="100%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draw:shadow-opacity="100%"/>
    </style:style>
    <style:style style:name="gr51" style:family="graphic" style:parent-style-name="standard" style:list-style-name="L2">
      <style:graphic-properties draw:stroke="solid" draw:stroke-dash="Dashed_20__28_var_29__20_1" svg:stroke-width="0.1cm" svg:stroke-color="#666666" draw:marker-start-width="0.38cm" draw:marker-start-center="true" draw:marker-end-width="0.38cm" draw:marker-end-center="true" draw:fill="solid" draw:fill-color="#d3d3d3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52" style:family="graphic" style:parent-style-name="standard" style:list-style-name="L2">
      <style:graphic-properties draw:stroke="none" svg:stroke-width="0cm" svg:stroke-color="#000000" draw:marker-start="Arrow" draw:marker-start-width="0.2cm" draw:marker-start-center="false" draw:marker-end="Arrow" draw:marker-end-width="0.2cm" draw:marker-end-center="false" draw:fill="gradient" draw:fill-color="#cccccc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standard" style:list-style-name="L2">
      <style:graphic-properties draw:stroke="solid" svg:stroke-width="0.02cm" svg:stroke-color="#000000" draw:marker-start-width="0.33cm" draw:marker-start-center="false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/>
    </style:style>
    <style:style style:name="gr54" style:family="graphic" style:parent-style-name="standard" style:list-style-name="L2">
      <style:graphic-properties draw:stroke="solid" svg:stroke-width="0.04cm" svg:stroke-color="#000000" draw:marker-start-width="0.37cm" draw:marker-start-center="false" draw:marker-end-width="0.37cm" draw:marker-end-center="false" draw:fill="solid" draw:fill-color="#ffff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/>
    </style:style>
    <style:style style:name="gr55" style:family="graphic" style:parent-style-name="standard" style:list-style-name="L2">
      <style:graphic-properties draw:stroke="solid" svg:stroke-width="0.04cm" svg:stroke-color="#000000" draw:marker-start-width="0.37cm" draw:marker-start-center="false" draw:marker-end-width="0.37cm" draw:marker-end-center="false" draw:fill="solid" draw:fill-color="#ffff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/>
    </style:style>
    <style:style style:name="gr56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gradient" draw:fill-color="#cccccc" draw:fill-gradient-name="Gradient_20_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d3d3d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6600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Lucida Sans Unicode" style:font-size-asian="12pt" style:font-style-asian="italic" style:font-weight-asian="normal" style:font-name-complex="Mangal" style:font-size-complex="12pt" style:font-style-complex="italic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666666"/>
      <style:paragraph-properties fo:text-align="center"/>
    </style:style>
    <style:style style:name="P15" style:family="paragraph">
      <loext:graphic-properties draw:fill="gradient" draw:fill-color="#99ccff" draw:fill-gradient-name="Slide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6600" style:text-outline="false" style:text-line-through-style="none" style:text-line-through-type="none" style:font-name="Symbo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Lucida Sans Unicode" style:font-size-asian="12pt" style:font-style-asian="italic" style:font-weight-asian="normal" style:font-name-complex="Mang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text-position="sub 75%" style:font-name="Times New Roman" fo:font-size="12pt" fo:font-style="italic" fo:text-shadow="none" style:text-underline-style="none" fo:font-weight="normal" style:letter-kerning="true" style:font-name-asian="Lucida Sans Unicode" style:font-size-asian="12pt" style:font-style-asian="italic" style:font-weight-asian="normal" style:font-name-complex="Mang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italic" fo:text-shadow="none" style:text-underline-style="none" fo:font-weight="normal" style:letter-kerning="true" style:font-name-asian="Lucida Sans Unicode" style:font-size-asian="12pt" style:font-style-asian="italic" style:font-weight-asian="normal" style:font-name-complex="Mang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Lucida Sans Unicode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Lucida Sans Unicode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italic" fo:text-shadow="none" style:text-underline-style="none" fo:font-weight="normal" style:letter-kerning="true" style:font-name-asian="Lucida Sans Unicode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507cm" svg:y1="5.102cm" svg:x2="9.5cm" svg:y2="5.102cm">
          <text:p/>
        </draw:line>
        <draw:line draw:style-name="gr2" draw:text-style-name="P1" draw:layer="layout" svg:x1="9.6cm" svg:y1="5.102cm" svg:x2="10.5cm" svg:y2="5.102cm">
          <text:p/>
        </draw:line>
        <draw:g>
          <draw:polygon draw:style-name="gr3" draw:text-style-name="P2" draw:layer="layout" svg:width="0.399cm" svg:height="0.299cm" svg:x="9.3cm" svg:y="5.123cm" svg:viewBox="0 0 400 300" draw:points="0,300 200,0 400,300">
            <text:p/>
          </draw:polygon>
          <draw:polyline draw:style-name="gr4" draw:text-style-name="P3" draw:layer="layout" svg:width="0.357cm" svg:height="0.33cm" draw:transform="rotate (0.971973860435642) translate (9.3cm 5.423cm)" svg:viewBox="0 0 358 331" draw:points="0,0 358,0 225,331">
            <text:p/>
          </draw:polyline>
          <draw:circle draw:style-name="gr5" draw:text-style-name="P4" draw:layer="layout" svg:width="0.25cm" svg:height="0.25cm" svg:x="9.377cm" svg:y="5.002cm">
            <text:p/>
          </draw:circle>
        </draw:g>
        <draw:line draw:style-name="gr6" draw:text-style-name="P5" draw:layer="layout" svg:x1="4.5cm" svg:y1="3.702cm" svg:x2="4.5cm" svg:y2="5.202cm">
          <text:p/>
        </draw:line>
        <draw:g>
          <draw:polygon draw:style-name="gr7" draw:text-style-name="P2" draw:layer="layout" svg:width="0.399cm" svg:height="0.299cm" svg:x="4.3cm" svg:y="5.123cm" svg:viewBox="0 0 400 300" draw:points="0,300 200,0 400,300">
            <text:p/>
          </draw:polygon>
          <draw:polyline draw:style-name="gr8" draw:text-style-name="P3" draw:layer="layout" svg:width="0.357cm" svg:height="0.33cm" draw:transform="rotate (0.971973860435642) translate (4.3cm 5.423cm)" svg:viewBox="0 0 358 331" draw:points="0,0 358,0 225,331">
            <text:p/>
          </draw:polyline>
          <draw:circle draw:style-name="gr9" draw:text-style-name="P4" draw:layer="layout" svg:width="0.25cm" svg:height="0.25cm" svg:x="4.377cm" svg:y="5.002cm">
            <text:p/>
          </draw:circle>
        </draw:g>
        <draw:line draw:style-name="gr10" draw:text-style-name="P5" draw:layer="layout" svg:x1="9.472cm" svg:y1="5.03cm" svg:x2="9.159cm" svg:y2="2.802cm">
          <text:p/>
        </draw:line>
        <draw:line draw:style-name="gr11" draw:text-style-name="P5" draw:layer="layout" svg:x1="9.127cm" svg:y1="2.856cm" svg:x2="1.701cm" svg:y2="3.907cm">
          <text:p/>
        </draw:line>
        <draw:g>
          <draw:line draw:style-name="gr12" draw:text-style-name="P6" draw:layer="layout" svg:x1="4.931cm" svg:y1="3.561cm" svg:x2="4.031cm" svg:y2="3.688cm">
            <text:p/>
          </draw:line>
          <draw:line draw:style-name="gr13" draw:text-style-name="P6" draw:layer="layout" svg:x1="4.9cm" svg:y1="3.342cm" svg:x2="4cm" svg:y2="3.469cm">
            <text:p/>
          </draw:line>
          <draw:circle draw:style-name="gr14" draw:text-style-name="P7" draw:layer="layout" svg:width="0.25cm" svg:height="0.25cm" draw:transform="rotate (-0.576831317784126) translate (4.472cm 3.582cm)">
            <text:p/>
          </draw:circle>
        </draw:g>
        <draw:ellipse draw:style-name="gr15" draw:text-style-name="P8" draw:layer="layout" svg:width="1.273cm" svg:height="1.182cm" draw:transform="rotate (-3.14159265358979) translate (10.2cm 5.684cm)" draw:kind="arc" draw:start-angle="180.87" draw:end-angle="280.88">
          <text:p/>
        </draw:ellipse>
        <draw:ellipse draw:style-name="gr16" draw:text-style-name="P8" draw:layer="layout" svg:width="1.273cm" svg:height="1.182cm" draw:transform="rotate (-3.14159265358979) translate (5.3cm 5.684cm)" draw:kind="arc" draw:start-angle="180.87" draw:end-angle="280.88">
          <text:p/>
        </draw:ellipse>
        <draw:frame draw:style-name="gr17" draw:text-style-name="P10" draw:layer="layout" svg:width="0.756cm" svg:height="0.767cm" svg:x="5cm" svg:y="4.135cm">
          <draw:text-box>
            <text:p text:style-name="P9"><text:span text:style-name="T1">j</text:span></text:p>
          </draw:text-box>
        </draw:frame>
        <draw:frame draw:style-name="gr18" draw:text-style-name="P10" draw:layer="layout" svg:width="0.794cm" svg:height="0.767cm" svg:x="9.944cm" svg:y="4.135cm">
          <draw:text-box>
            <text:p text:style-name="P9"><text:span text:style-name="T1">y</text:span></text:p>
          </draw:text-box>
        </draw:frame>
        <draw:frame draw:style-name="gr19" draw:text-style-name="P11" draw:layer="layout" svg:width="1.048cm" svg:height="0.813cm" svg:x="8.552cm" svg:y="4.389cm">
          <draw:text-box>
            <text:p text:style-name="P9"><text:span text:style-name="T2">B</text:span><text:span text:style-name="T3">0</text:span></text:p>
          </draw:text-box>
        </draw:frame>
        <draw:frame draw:style-name="gr20" draw:text-style-name="P11" draw:layer="layout" svg:width="1.048cm" svg:height="0.813cm" svg:x="3.552cm" svg:y="4.602cm">
          <draw:text-box>
            <text:p text:style-name="P9"><text:span text:style-name="T4">A</text:span><text:span text:style-name="T3">0</text:span></text:p>
          </draw:text-box>
        </draw:frame>
        <draw:frame draw:style-name="gr21" draw:text-style-name="P11" draw:layer="layout" svg:width="1.048cm" svg:height="0.734cm" svg:x="9.052cm" svg:y="2.168cm">
          <draw:text-box>
            <text:p text:style-name="P9"><text:span text:style-name="T2">B</text:span></text:p>
          </draw:text-box>
        </draw:frame>
        <draw:frame draw:style-name="gr22" draw:text-style-name="P11" draw:layer="layout" svg:width="1.048cm" svg:height="0.734cm" svg:x="4.5cm" svg:y="3.468cm">
          <draw:text-box>
            <text:p text:style-name="P9"><text:span text:style-name="T2">A</text:span></text:p>
          </draw:text-box>
        </draw:frame>
        <draw:frame draw:style-name="gr23" draw:text-style-name="P11" draw:layer="layout" svg:width="1.048cm" svg:height="0.734cm" svg:x="1.4cm" svg:y="3.868cm">
          <draw:text-box>
            <text:p text:style-name="P9"><text:span text:style-name="T2">C</text:span></text:p>
          </draw:text-box>
        </draw:frame>
        <draw:frame draw:style-name="gr24" draw:text-style-name="P11" draw:layer="layout" svg:width="1.048cm" svg:height="0.734cm" svg:x="3.9cm" svg:y="4.002cm">
          <draw:text-box>
            <text:p text:style-name="P9"><text:span text:style-name="T2">a</text:span></text:p>
          </draw:text-box>
        </draw:frame>
        <draw:frame draw:style-name="gr25" draw:text-style-name="P11" draw:layer="layout" svg:width="1.048cm" svg:height="0.734cm" svg:x="9.2cm" svg:y="3.568cm">
          <draw:text-box>
            <text:p text:style-name="P9"><text:span text:style-name="T2">e</text:span></text:p>
          </draw:text-box>
        </draw:frame>
        <draw:measure draw:style-name="gr26" draw:text-style-name="P13" draw:layer="layout" svg:x1="4.391cm" svg:y1="3.168cm" svg:x2="9.115cm" svg:y2="2.505cm">
          <text:p text:style-name="P12"><text:span text:style-name="T5"><text:measure text:kind="gap"/></text:span><text:span text:style-name="T6">s</text:span></text:p>
        </draw:measure>
        <draw:measure draw:style-name="gr27" draw:text-style-name="P13" draw:layer="layout" svg:x1="1.625cm" svg:y1="3.001cm" svg:x2="9.039cm" svg:y2="1.958cm">
          <text:p text:style-name="P12"><text:span text:style-name="T7"><text:measure text:kind="gap"/></text:span><text:span text:style-name="T7">s</text:span><text:span text:style-name="T8">max</text:span><text:span text:style-name="T7">+ 25</text:span></text:p>
        </draw:measure>
        <draw:custom-shape draw:style-name="gr28" draw:text-style-name="P14" draw:layer="layout" svg:width="0.3cm" svg:height="0.3cm" draw:transform="rotate (-3.00179178050505) translate (9.239cm 3.10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11" draw:layer="layout" svg:width="1.048cm" svg:height="0.734cm" svg:x="6.852cm" svg:y="4.466cm">
          <draw:text-box>
            <text:p text:style-name="P9"><text:span text:style-name="T2">d</text:span></text:p>
          </draw:text-box>
        </draw:frame>
      </draw:page>
      <draw:page draw:name="page2" draw:style-name="dp1" draw:master-page-name="Standard">
        <draw:line draw:style-name="gr30" draw:text-style-name="P1" draw:layer="layout" svg:x1="4.607cm" svg:y1="4.978cm" svg:x2="9.6cm" svg:y2="4.978cm">
          <text:p/>
        </draw:line>
        <draw:line draw:style-name="gr31" draw:text-style-name="P5" draw:layer="layout" svg:x1="9.572cm" svg:y1="4.906cm" svg:x2="9.259cm" svg:y2="2.678cm">
          <text:p/>
        </draw:line>
        <draw:line draw:style-name="gr32" draw:text-style-name="P1" draw:layer="layout" svg:x1="9.7cm" svg:y1="4.978cm" svg:x2="10.6cm" svg:y2="4.978cm">
          <text:p/>
        </draw:line>
        <draw:g>
          <draw:polygon draw:style-name="gr33" draw:text-style-name="P2" draw:layer="layout" svg:width="0.399cm" svg:height="0.299cm" svg:x="9.4cm" svg:y="4.999cm" svg:viewBox="0 0 400 300" draw:points="0,300 200,0 400,300">
            <text:p/>
          </draw:polygon>
          <draw:polyline draw:style-name="gr34" draw:text-style-name="P3" draw:layer="layout" svg:width="0.357cm" svg:height="0.33cm" draw:transform="rotate (0.971973860435642) translate (9.4cm 5.299cm)" svg:viewBox="0 0 358 331" draw:points="0,0 358,0 225,331">
            <text:p/>
          </draw:polyline>
          <draw:circle draw:style-name="gr35" draw:text-style-name="P4" draw:layer="layout" svg:width="0.25cm" svg:height="0.25cm" svg:x="9.477cm" svg:y="4.878cm">
            <text:p/>
          </draw:circle>
        </draw:g>
        <draw:line draw:style-name="gr36" draw:text-style-name="P5" draw:layer="layout" svg:x1="9.293cm" svg:y1="2.724cm" svg:x2="1.808cm" svg:y2="3.83cm">
          <text:p/>
        </draw:line>
        <draw:custom-shape draw:style-name="gr28" draw:text-style-name="P14" draw:layer="layout" svg:width="0.354cm" svg:height="0.354cm" draw:transform="rotate (-3.00196631343025) translate (9.35cm 3.029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ellipse draw:style-name="gr37" draw:text-style-name="P8" draw:layer="layout" svg:width="1.273cm" svg:height="1.182cm" draw:transform="rotate (-3.14159265358979) translate (10.3cm 5.56cm)" draw:kind="arc" draw:start-angle="180.87" draw:end-angle="280.88">
          <text:p/>
        </draw:ellipse>
        <draw:ellipse draw:style-name="gr38" draw:text-style-name="P8" draw:layer="layout" svg:width="1.273cm" svg:height="1.182cm" draw:transform="rotate (-3.14159265358979) translate (5.4cm 5.56cm)" draw:kind="arc" draw:start-angle="180.87" draw:end-angle="280.88">
          <text:p/>
        </draw:ellipse>
        <draw:frame draw:style-name="gr39" draw:text-style-name="P10" draw:layer="layout" svg:width="0.756cm" svg:height="0.767cm" svg:x="5.1cm" svg:y="4.011cm">
          <draw:text-box>
            <text:p text:style-name="P9"><text:span text:style-name="T1">j</text:span></text:p>
          </draw:text-box>
        </draw:frame>
        <draw:frame draw:style-name="gr40" draw:text-style-name="P10" draw:layer="layout" svg:width="0.794cm" svg:height="0.767cm" svg:x="10.044cm" svg:y="4.011cm">
          <draw:text-box>
            <text:p text:style-name="P9"><text:span text:style-name="T1">y</text:span></text:p>
          </draw:text-box>
        </draw:frame>
        <draw:frame draw:style-name="gr41" draw:text-style-name="P11" draw:layer="layout" svg:width="1.048cm" svg:height="0.813cm" svg:x="8.652cm" svg:y="4.265cm">
          <draw:text-box>
            <text:p text:style-name="P9"><text:span text:style-name="T2">B</text:span><text:span text:style-name="T3">0</text:span></text:p>
          </draw:text-box>
        </draw:frame>
        <draw:frame draw:style-name="gr42" draw:text-style-name="P11" draw:layer="layout" svg:width="1.048cm" svg:height="0.813cm" svg:x="3.652cm" svg:y="4.478cm">
          <draw:text-box>
            <text:p text:style-name="P9"><text:span text:style-name="T4">A</text:span><text:span text:style-name="T3">0</text:span></text:p>
          </draw:text-box>
        </draw:frame>
        <draw:frame draw:style-name="gr43" draw:text-style-name="P11" draw:layer="layout" svg:width="1.048cm" svg:height="0.734cm" svg:x="9.152cm" svg:y="2.044cm">
          <draw:text-box>
            <text:p text:style-name="P9"><text:span text:style-name="T2">B</text:span></text:p>
          </draw:text-box>
        </draw:frame>
        <draw:frame draw:style-name="gr44" draw:text-style-name="P11" draw:layer="layout" svg:width="1.048cm" svg:height="0.734cm" svg:x="3.752cm" svg:y="2.578cm">
          <draw:text-box>
            <text:p text:style-name="P9"><text:span text:style-name="T2">A</text:span></text:p>
          </draw:text-box>
        </draw:frame>
        <draw:frame draw:style-name="gr45" draw:text-style-name="P11" draw:layer="layout" svg:width="1.048cm" svg:height="0.734cm" svg:x="1.5cm" svg:y="3.744cm">
          <draw:text-box>
            <text:p text:style-name="P9"><text:span text:style-name="T2">C</text:span></text:p>
          </draw:text-box>
        </draw:frame>
        <draw:frame draw:style-name="gr46" draw:text-style-name="P11" draw:layer="layout" svg:width="1.048cm" svg:height="0.734cm" svg:x="4cm" svg:y="3.878cm">
          <draw:text-box>
            <text:p text:style-name="P9"><text:span text:style-name="T2">a</text:span></text:p>
          </draw:text-box>
        </draw:frame>
        <draw:frame draw:style-name="gr47" draw:text-style-name="P11" draw:layer="layout" svg:width="1.048cm" svg:height="0.734cm" svg:x="9.3cm" svg:y="3.444cm">
          <draw:text-box>
            <text:p text:style-name="P9"><text:span text:style-name="T2">e</text:span></text:p>
          </draw:text-box>
        </draw:frame>
        <draw:measure draw:style-name="gr48" draw:text-style-name="P13" draw:layer="layout" svg:x1="4.491cm" svg:y1="3.044cm" svg:x2="9.215cm" svg:y2="2.381cm">
          <text:p text:style-name="P12"><text:span text:style-name="T5"><text:measure text:kind="gap"/></text:span><text:span text:style-name="T6">s</text:span></text:p>
        </draw:measure>
        <draw:measure draw:style-name="gr49" draw:text-style-name="P13" draw:layer="layout" svg:x1="1.725cm" svg:y1="2.877cm" svg:x2="9.139cm" svg:y2="1.834cm">
          <text:p text:style-name="P12"><text:span text:style-name="T7"><text:measure text:kind="gap"/></text:span><text:span text:style-name="T7">s</text:span><text:span text:style-name="T8">max</text:span><text:span text:style-name="T7">+ 25</text:span></text:p>
        </draw:measure>
        <draw:rect draw:style-name="gr50" draw:text-style-name="P15" draw:layer="layout" svg:width="1cm" svg:height="0.546cm" draw:transform="rotate (-3.00196631343025) translate (5.133cm 3.606cm)">
          <text:p/>
        </draw:rect>
        <draw:line draw:style-name="gr51" draw:text-style-name="P5" draw:layer="layout" svg:x1="4.6cm" svg:y1="3.378cm" svg:x2="4.6cm" svg:y2="5.078cm">
          <text:p/>
        </draw:line>
        <draw:g>
          <draw:polygon draw:style-name="gr52" draw:text-style-name="P2" draw:layer="layout" svg:width="0.399cm" svg:height="0.299cm" svg:x="4.4cm" svg:y="4.999cm" svg:viewBox="0 0 400 300" draw:points="0,300 200,0 400,300">
            <text:p/>
          </draw:polygon>
          <draw:polyline draw:style-name="gr53" draw:text-style-name="P3" draw:layer="layout" svg:width="0.357cm" svg:height="0.33cm" draw:transform="rotate (0.971973860435642) translate (4.4cm 5.299cm)" svg:viewBox="0 0 358 331" draw:points="0,0 358,0 225,331">
            <text:p/>
          </draw:polyline>
          <draw:circle draw:style-name="gr54" draw:text-style-name="P4" draw:layer="layout" svg:width="0.25cm" svg:height="0.25cm" svg:x="4.477cm" svg:y="4.878cm">
            <text:p/>
          </draw:circle>
        </draw:g>
        <draw:circle draw:style-name="gr55" draw:text-style-name="P4" draw:layer="layout" svg:width="0.25cm" svg:height="0.25cm" svg:x="4.47cm" svg:y="3.278cm">
          <text:p/>
        </draw:circle>
        <draw:frame draw:style-name="gr56" draw:text-style-name="P11" draw:layer="layout" svg:width="1.048cm" svg:height="0.734cm" svg:x="6.852cm" svg:y="4.366cm">
          <draw:text-box>
            <text:p text:style-name="P9"><text:span text:style-name="T2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ymbol" svg:font-family="Symbo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radial" draw:cx="50%" draw:cy="50%" draw:start-color="#808080" draw:end-color="#c0c0c0" draw:start-intensity="100%" draw:end-intensity="100%" draw:border="0%"/>
    <draw:gradient draw:name="Slide" draw:style="radial" draw:cx="50%" draw:cy="50%" draw:start-color="#cccccc" draw:end-color="#ffffff" draw:start-intensity="100%" draw:end-intensity="100%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2" draw:display-name="Arrowheads 2" svg:viewBox="0 0 1131 1580" svg:d="M1013 1491l118 89-567-1580-564 1580 114-85 136-68 148-46 161-17 161 13 153 46z"/>
    <draw:stroke-dash draw:name="DashDot" draw:style="rect" draw:dots1="1" draw:dots2="1" draw:dots2-length="0.8cm" draw:distance="0.2cm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1" draw:display-name="Dashed (var) 11" draw:style="rect" draw:dots1="1" draw:dots2="1" draw:dots2-length="0.454cm" draw:distance="0.113cm"/>
    <draw:stroke-dash draw:name="Fine_20_Dashed" draw:display-name="Fine Dashed" draw:style="rect" draw:dots1="1" draw:dots1-length="500%" draw:dots2="1" draw:dots2-length="500%" draw:distance="2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7T17:03:46.574000000</meta:creation-date>
    <dc:date>2016-08-28T18:55:52.019000000</dc:date>
    <meta:editing-duration>PT22M47S</meta:editing-duration>
    <meta:editing-cycles>10</meta:editing-cycles>
    <meta:generator>LibreOffice/5.0.6.3$Windows_x86 LibreOffice_project/490fc03b25318460cfc54456516ea2519c11d1aa</meta:generator>
    <meta:document-statistic meta:object-count="62"/>
  </office:meta>
</office:document-meta>
</file>